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3.705cm"/>
    </style:style>
    <style:style style:name="Table1.B" style:family="table-column">
      <style:table-column-properties style:column-width="3.3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0.439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9a6f1"/>
    </style:style>
    <style:style style:name="P3" style:family="paragraph" style:parent-style-name="Standard">
      <style:paragraph-properties fo:text-align="start" style:justify-single-word="false"/>
      <style:text-properties officeooo:paragraph-rsid="000a845a"/>
    </style:style>
    <style:style style:name="P4" style:family="paragraph" style:parent-style-name="Standard">
      <style:paragraph-properties fo:text-align="center" style:justify-single-word="false"/>
      <style:text-properties officeooo:rsid="0008d03e" officeooo:paragraph-rsid="0008d03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rsid="000a845a" officeooo:paragraph-rsid="000a845a"/>
    </style:style>
    <style:style style:name="P7" style:family="paragraph" style:parent-style-name="Standard">
      <style:paragraph-properties fo:text-align="start" style:justify-single-word="false"/>
      <style:text-properties officeooo:rsid="000b7c05" officeooo:paragraph-rsid="000b7c05"/>
    </style:style>
    <style:style style:name="T1" style:family="text">
      <style:text-properties style:font-name="Calibri" fo:font-size="11pt" style:font-size-asian="11pt"/>
    </style:style>
    <style:style style:name="T2" style:family="text">
      <style:text-properties style:font-name="Times New Roman" fo:font-size="32pt" fo:font-weight="bold" style:font-size-asian="32pt" style:font-weight-asian="bold"/>
    </style:style>
    <style:style style:name="T3" style:family="text">
      <style:text-properties style:font-name="Times New Roman" fo:font-size="32pt" fo:font-weight="bold" officeooo:rsid="0008d03e" style:font-size-asian="32pt" style:font-weight-asian="bold"/>
    </style:style>
    <style:style style:name="T4" style:family="text">
      <style:text-properties style:font-name="Times New Roman" fo:font-size="20pt" fo:font-weight="bold" style:font-size-asian="20pt" style:font-weight-asian="bold"/>
    </style:style>
    <style:style style:name="T5" style:family="text">
      <style:text-properties style:font-name="Times New Roman" fo:font-size="14pt" fo:font-weight="bold" style:font-size-asian="14pt" style:font-weight-asian="bold"/>
    </style:style>
    <style:style style:name="T6" style:family="text">
      <style:text-properties style:font-name="Times New Roman" fo:font-size="14pt" fo:font-weight="bold" officeooo:rsid="0008d03e" style:font-size-asian="14pt" style:font-weight-asian="bold"/>
    </style:style>
    <style:style style:name="T7" style:family="text">
      <style:text-properties style:font-name="Times New Roman" fo:font-size="14pt" style:font-size-asian="14pt"/>
    </style:style>
    <style:style style:name="T8" style:family="text">
      <style:text-properties style:font-name="Times New Roman" fo:font-size="18pt" fo:font-weight="bold" style:font-size-asian="18pt" style:font-weight-asian="bold"/>
    </style:style>
    <style:style style:name="T9" style:family="text">
      <style:text-properties style:font-name="Times New Roman" fo:font-size="18pt" fo:font-weight="bold" officeooo:rsid="000b7c05" style:font-size-asian="18pt" style:font-weight-asian="bold"/>
    </style:style>
    <style:style style:name="T10" style:family="text">
      <style:text-properties style:font-name="Times New Roman" fo:font-size="18pt" style:font-size-asian="18pt"/>
    </style:style>
    <style:style style:name="T11" style:family="text">
      <style:text-properties style:font-name="Times New Roman" fo:font-size="12pt" fo:font-weight="bold" style:font-size-asian="12pt" style:font-weight-asian="bold"/>
    </style:style>
    <style:style style:name="T12" style:family="text">
      <style:text-properties style:font-name="Times New Roman" fo:font-size="12pt" fo:font-weight="bold" officeooo:rsid="000b7c05" style:font-size-asian="12pt" style:font-weight-asian="bold"/>
    </style:style>
    <style:style style:name="T13" style:family="text">
      <style:text-properties style:font-name="Times New Roman" fo:font-size="12pt" style:font-size-asian="12pt"/>
    </style:style>
    <style:style style:name="T14" style:family="text">
      <style:text-properties style:font-name="Times New Roman" fo:font-size="12pt" officeooo:rsid="0009a6f1" style:font-size-asian="12pt"/>
    </style:style>
    <style:style style:name="T15" style:family="text">
      <style:text-properties style:font-name="Times New Roman" fo:font-size="8pt" officeooo:rsid="0009a6f1" style:font-size-asian="8pt"/>
    </style:style>
    <style:style style:name="T16" style:family="text">
      <style:text-properties style:font-name="Wingdings" fo:font-size="12pt" style:font-size-asian="12pt"/>
    </style:style>
    <style:style style:name="T17" style:family="text">
      <style:text-properties style:font-name="Symbol" fo:font-size="12pt" style:font-size-asian="12pt"/>
    </style:style>
    <style:style style:name="T18" style:family="text">
      <style:text-properties style:text-position="super 58%" style:font-name="Times New Roman" fo:font-size="12pt" officeooo:rsid="0009a6f1" style:font-size-asian="12pt"/>
    </style:style>
    <style:style style:name="T19" style:family="text">
      <style:text-properties style:text-position="super 58%" style:font-name="Times New Roman" fo:font-size="8pt" officeooo:rsid="0009a6f1" style:font-size-asian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><text:span text:style-name="T2">Termination Analysis</text:span><text:span text:style-name="T3"> Report</text:span></text:p>
      <text:p text:style-name="P5"><text:span text:style-name="T4"/></text:p>
      <text:p text:style-name="P4"/>
      <text:p text:style-name="P4"/>
      <text:p text:style-name="P4"><text:span text:style-name="T2">Payroll and HR Management System</text:span></text:p>
      <text:p text:style-name="P5"/>
      <text:p text:style-name="P5"/>
      <text:p text:style-name="P5"/>
      <text:p text:style-name="P5"/>
      <text:p text:style-name="P5"/>
      <text:p text:style-name="P5"><text:span text:style-name="T5">By </text:span><text:span text:style-name="T6">ninEngineers</text:span><text:span text:style-name="T5"> (</text:span><text:span text:style-name="T6">Team 2</text:span><text:span text:style-name="T5">)</text:span></text:p>
      <text:p text:style-name="P5"><text:span text:style-name="T5">Version 1.</text:span><text:span text:style-name="T6">0</text:span></text:p>
      <text:p text:style-name="P1"><text:span text:style-name="T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8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0">Table of Contents</text:span></text:p>
      <text:p text:style-name="P1"><text:span text:style-name="T11">1. Purpose…...…………………………………………………..………………..5</text:span></text:p>
      <text:p text:style-name="P1"><text:span text:style-name="T11">2. General Information…………………………………………………………..5</text:span></text:p>
      <text:p text:style-name="P1"><text:span text:style-name="T11">3. Artifacts Checklist……………………………………………………………..6</text:span></text:p>
      <text:p text:style-name="P1"><text:span text:style-name="T11">4. Deviation.………………………………………………………………………7</text:span></text:p>
      <text:p text:style-name="P1"><text:span text:style-name="T11">5. Lesson Learnt.…………………………………………………………………7</text:span></text:p>
      <text:p text:style-name="P1"><text:span text:style-name="T11">6. Future Scope…..……….………………………………………….……..……8</text:span></text:p>
      <text:p text:style-name="P1"><text:span text:style-name="T11">7. Work Products and Member invol</text:span><text:span text:style-name="T12">ve</text:span><text:span text:style-name="T11">ment.…………………………………….8</text:span></text:p>
      <text:p text:style-name="P1"><text:span text:style-name="T11">8. Conclusion………………….………………………………………………….9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text:span text:style-name="T1"/></text:p>
      <text:p text:style-name="P1"><text:span text:style-name="T8">1. Purpose</text:span></text:p>
      <text:p text:style-name="P1"><text:span text:style-name="T13">The purpose of this project is to summarize the development process, set of deliverables and</text:span></text:p>
      <text:p text:style-name="P1"><text:span text:style-name="T13">analyze the learning done during the course of the project, development of the Personal</text:span></text:p>
      <text:p text:style-name="P1"><text:span text:style-name="T13">Software Processes and Team Software Processes. One of the goals of this document is to set</text:span></text:p>
      <text:p text:style-name="P1"><text:span text:style-name="T13">guidelines for the future project teams pursuing any software development, and make them</text:span></text:p>
      <text:p text:style-name="P1"><text:span text:style-name="T13">aware of the obstacles that hindered our project. It helps in evaluating the success of the</text:span></text:p>
      <text:p text:style-name="P1"><text:span text:style-name="T13">project, in terms of what was planned and what part of it came out as the final product.</text:span></text:p>
      <text:p text:style-name="P1"/>
      <text:p text:style-name="P1"/>
      <text:p text:style-name="P1"/>
      <text:p text:style-name="P1"><text:span text:style-name="T8">2. General information</text:span></text:p>
      <text:p text:style-name="P1"><text:span text:style-name="T13">Project Name : </text:span><text:span text:style-name="T14">Payroll and HR Management System</text:span></text:p>
      <text:p text:style-name="P1"><text:span text:style-name="T13">Commence Date </text:span><text:span text:style-name="T14">15</text:span><text:span text:style-name="T18">th</text:span><text:span text:style-name="T14"> August</text:span><text:span text:style-name="T13">, 2014</text:span></text:p>
      <text:p text:style-name="P1"><text:span text:style-name="T13">Termination Date 16</text:span><text:span text:style-name="T19">th</text:span><text:span text:style-name="T15"> </text:span><text:span text:style-name="T13">November, 201</text:span><text:span text:style-name="T14">5</text:span></text:p>
      <text:p text:style-name="P1"><text:span text:style-name="T13">Team </text:span><text:span text:style-name="T14">2</text:span><text:span text:style-name="T13"> (</text:span><text:span text:style-name="T14">ninEngineers</text:span><text:span text:style-name="T13">)</text:span></text:p>
      <text:p text:style-name="P1"><text:span text:style-name="T13">Institute : </text:span><text:span text:style-name="T14">IIIT Vadodara</text:span></text:p>
      <text:p text:style-name="P1"><text:span text:style-name="T13">Course : Software Engineering</text:span></text:p>
      <text:p text:style-name="P1"><text:span text:style-name="T13">Course Instructor: Dr. Asim Banerjee</text:span></text:p>
      <text:p text:style-name="P1"><text:span text:style-name="T13">Mentor: Anish Dave</text:span></text:p>
      <text:p text:style-name="P1"><text:span text:style-name="T13">Team Leader: </text:span><text:span text:style-name="T14">Murtuza Bohra</text:span></text:p>
      <text:p text:style-name="P1"><text:span text:style-name="T1"/></text:p>
      <text:p text:style-name="P1"><text:span text:style-name="T8">3. Artifacts Checklist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11">Artifacts</text:span></text:p>
          </table:table-cell>
          <table:table-cell table:style-name="Table1.B1" office:value-type="string">
            <text:p text:style-name="P2"><text:span text:style-name="T11">Response</text:span></text:p>
          </table:table-cell>
        </table:table-row>
        <table:table-row>
          <table:table-cell table:style-name="Table1.A2" office:value-type="string">
            <text:p text:style-name="P2"><text:span text:style-name="T13">Have project documentation and other items been prepared, collected, audited</text:span></text:p>
            <text:p text:style-name="P2"><text:span text:style-name="T13">and archived</text:span></text:p>
          </table:table-cell>
          <table:table-cell table:style-name="Table1.B2" office:value-type="string">
            <text:p text:style-name="P2"><text:span text:style-name="T13">Yes</text:span></text:p>
          </table:table-cell>
        </table:table-row>
        <table:table-row>
          <table:table-cell table:style-name="Table1.A2" office:value-type="string">
            <text:p text:style-name="P2"><text:span text:style-name="T13">Feasibility Report</text:span></text:p>
          </table:table-cell>
          <table:table-cell table:style-name="Table1.B2" office:value-type="string">
            <text:p text:style-name="P2"><text:span text:style-name="T13">Yes</text:span></text:p>
          </table:table-cell>
        </table:table-row>
        <table:table-row>
          <table:table-cell table:style-name="Table1.A2" office:value-type="string">
            <text:p text:style-name="P2"><text:span text:style-name="T13">Project Proposal</text:span></text:p>
          </table:table-cell>
          <table:table-cell table:style-name="Table1.B2" office:value-type="string">
            <text:p text:style-name="P2"><text:span text:style-name="T13">Yes</text:span></text:p>
          </table:table-cell>
        </table:table-row>
        <table:table-row>
          <table:table-cell table:style-name="Table1.A2" office:value-type="string">
            <text:p text:style-name="P3"><text:span text:style-name="T13">Project Plan</text:span></text:p>
          </table:table-cell>
          <table:table-cell table:style-name="Table1.B2" office:value-type="string">
            <text:p text:style-name="P2"><text:span text:style-name="T13">Yes</text:span></text:p>
          </table:table-cell>
        </table:table-row>
        <table:table-row>
          <table:table-cell table:style-name="Table1.A2" office:value-type="string">
            <text:p text:style-name="P3"><text:span text:style-name="T13">SRS</text:span></text:p>
          </table:table-cell>
          <table:table-cell table:style-name="Table1.B2" office:value-type="string">
            <text:p text:style-name="P2"><text:span text:style-name="T13">Yes</text:span></text:p>
          </table:table-cell>
        </table:table-row>
        <table:table-row>
          <table:table-cell table:style-name="Table1.A2" office:value-type="string">
            <text:p text:style-name="P3"><text:span text:style-name="T13">SDLC Document</text:span></text:p>
          </table:table-cell>
          <table:table-cell table:style-name="Table1.B2" office:value-type="string">
            <text:p text:style-name="P2"><text:span text:style-name="T13">Yes</text:span></text:p>
          </table:table-cell>
        </table:table-row>
        <table:table-row>
          <table:table-cell table:style-name="Table1.A2" office:value-type="string">
            <text:p text:style-name="P3"><text:span text:style-name="T13">Gantt Chart</text:span></text:p>
          </table:table-cell>
          <table:table-cell table:style-name="Table1.B2" office:value-type="string">
            <text:p text:style-name="P2"><text:span text:style-name="T13">Yes</text:span></text:p>
          </table:table-cell>
        </table:table-row>
        <table:table-row>
          <table:table-cell table:style-name="Table1.A2" office:value-type="string">
            <text:p text:style-name="P3"><text:span text:style-name="T13">Test Cases</text:span></text:p>
          </table:table-cell>
          <table:table-cell table:style-name="Table1.B2" office:value-type="string">
            <text:p text:style-name="P2"><text:span text:style-name="T13">Yes</text:span></text:p>
          </table:table-cell>
        </table:table-row>
        <table:table-row>
          <table:table-cell table:style-name="Table1.A2" office:value-type="string">
            <text:p text:style-name="P3"><text:span text:style-name="T13">Draft User Manual</text:span></text:p>
          </table:table-cell>
          <table:table-cell table:style-name="Table1.B2" office:value-type="string">
            <text:p text:style-name="P2"><text:span text:style-name="T13">Yes</text:span></text:p>
          </table:table-cell>
        </table:table-row>
        <table:table-row>
          <table:table-cell table:style-name="Table1.A2" office:value-type="string">
            <text:p text:style-name="P3"><text:span text:style-name="T13">System Test Plan</text:span></text:p>
          </table:table-cell>
          <table:table-cell table:style-name="Table1.B2" office:value-type="string">
            <text:p text:style-name="P2"><text:span text:style-name="T13">Yes</text:span></text:p>
          </table:table-cell>
        </table:table-row>
        <table:table-row>
          <table:table-cell table:style-name="Table1.A2" office:value-type="string">
            <text:p text:style-name="P3"><text:span text:style-name="T13">Traceability Matrix</text:span></text:p>
          </table:table-cell>
          <table:table-cell table:style-name="Table1.B2" office:value-type="string">
            <text:p text:style-name="P2"><text:span text:style-name="T13">Yes</text:span></text:p>
          </table:table-cell>
        </table:table-row>
        <table:table-row>
          <table:table-cell table:style-name="Table1.A2" office:value-type="string">
            <text:p text:style-name="P3"><text:span text:style-name="T13"><text:s/>Source Code</text:span></text:p>
          </table:table-cell>
          <table:table-cell table:style-name="Table1.B2" office:value-type="string">
            <text:p text:style-name="P2"><text:span text:style-name="T13">Yes</text:span></text:p>
          </table:table-cell>
        </table:table-row>
        <table:table-row>
          <table:table-cell table:style-name="Table1.A2" office:value-type="string">
            <text:p text:style-name="P3"><text:span text:style-name="T13">Test Report Format </text:span></text:p>
          </table:table-cell>
          <table:table-cell table:style-name="Table1.B2" office:value-type="string">
            <text:p text:style-name="P2"><text:span text:style-name="T13">Yes</text:span></text:p>
          </table:table-cell>
        </table:table-row>
        <text:soft-page-break/>
        <table:table-row>
          <table:table-cell table:style-name="Table1.A2" office:value-type="string">
            <text:p text:style-name="P3"><text:span text:style-name="T13">User Manual</text:span></text:p>
          </table:table-cell>
          <table:table-cell table:style-name="Table1.B2" office:value-type="string">
            <text:p text:style-name="P2"><text:span text:style-name="T13">Yes</text:span></text:p>
          </table:table-cell>
        </table:table-row>
        <table:table-row>
          <table:table-cell table:style-name="Table1.A2" office:value-type="string">
            <text:p text:style-name="P3"><text:span text:style-name="T13">Installation Manual</text:span></text:p>
          </table:table-cell>
          <table:table-cell table:style-name="Table1.B2" office:value-type="string">
            <text:p text:style-name="P2"><text:span text:style-name="T13">Yes</text:span></text:p>
          </table:table-cell>
        </table:table-row>
        <table:table-row table:style-name="Table1.17">
          <table:table-cell table:style-name="Table1.A2" office:value-type="string">
            <text:p text:style-name="P3"><text:span text:style-name="T13">Minutes of Meting</text:span></text:p>
          </table:table-cell>
          <table:table-cell table:style-name="Table1.B2" office:value-type="string">
            <text:p text:style-name="P2"><text:span text:style-name="T13">Yes</text:span></text:p>
          </table:table-cell>
        </table:table-row>
        <table:table-row>
          <table:table-cell table:style-name="Table1.A2" office:value-type="string">
            <text:p text:style-name="P3"><text:span text:style-name="T13">Time Sheets(Individual Members)</text:span></text:p>
          </table:table-cell>
          <table:table-cell table:style-name="Table1.B2" office:value-type="string">
            <text:p text:style-name="P2"><text:span text:style-name="T13">Yes</text:span></text:p>
          </table:table-cell>
        </table:table-row>
        <table:table-row>
          <table:table-cell table:style-name="Table1.A2" office:value-type="string">
            <text:p text:style-name="P3"><text:span text:style-name="T13">Skill Matrix</text:span></text:p>
          </table:table-cell>
          <table:table-cell table:style-name="Table1.B2" office:value-type="string">
            <text:p text:style-name="P2"><text:span text:style-name="T13">Yes</text:span></text:p>
          </table:table-cell>
        </table:table-row>
        <table:table-row>
          <table:table-cell table:style-name="Table1.A2" office:value-type="string">
            <text:p text:style-name="P3"><text:span text:style-name="T13">Termination Analysis</text:span></text:p>
          </table:table-cell>
          <table:table-cell table:style-name="Table1.B2" office:value-type="string">
            <text:p text:style-name="P2"><text:span text:style-name="T13">Yes</text:span></text:p>
          </table:table-cell>
        </table:table-row>
        <table:table-row>
          <table:table-cell table:style-name="Table1.A2" office:value-type="string">
            <text:p text:style-name="P3"><text:span text:style-name="T13"><text:s/>Presentation</text:span></text:p>
          </table:table-cell>
          <table:table-cell table:style-name="Table1.B2" office:value-type="string">
            <text:p text:style-name="P6">Yes</text:p>
          </table:table-cell>
        </table:table-row>
      </table:table>
      <text:p text:style-name="P1"><text:span text:style-name="T11"/></text:p>
      <text:p text:style-name="P1"><text:span text:style-name="T13"/></text:p>
      <text:p text:style-name="P1"><text:span text:style-name="T13"/></text:p>
      <text:p text:style-name="P1"><text:span text:style-name="T8">4. Deviations</text:span></text:p>
      <text:p text:style-name="P1"><text:span text:style-name="T13">The implementation of the Project threw up various challenges and we had to find our way</text:span></text:p>
      <text:p text:style-name="P1"><text:span text:style-name="T13">past them and constantly adapt to changes and to strive to get back on track. During the entire</text:span></text:p>
      <text:p text:style-name="P1"><text:span text:style-name="T13">phase of the project the team had incorporated several action plans and some short term goals</text:span></text:p>
      <text:p text:style-name="P1"><text:span text:style-name="T13">were made at every meeting. The team members were novice as how to develop a system</text:span></text:p>
      <text:p text:style-name="P1"><text:span text:style-name="T13">according to the Software Engineering Principles and there was a time constraint and an</text:span></text:p>
      <text:p text:style-name="P1"><text:span text:style-name="T13">associated learning curve for the Technologies/Frameworks/ORM/Testing Strategies.</text:span></text:p>
      <text:p text:style-name="P1"><text:span text:style-name="T13">Following Check list shows what were the functionalities we had planned to implement and</text:span></text:p>
      <text:p text:style-name="P1"><text:span text:style-name="T13">Test while deciding the project scope and what all could be implemented.</text:span></text:p>
      <text:p text:style-name="P1"/>
      <text:p text:style-name="P6">Login</text:p>
      <text:p text:style-name="P6">Create new employee</text:p>
      <text:p text:style-name="P6">Delete new employee</text:p>
      <text:p text:style-name="P6">Leave form</text:p>
      <text:p text:style-name="P6">Loan form</text:p>
      <text:p text:style-name="P6">Leave Granting</text:p>
      <text:p text:style-name="P6">Loan Granting</text:p>
      <text:p text:style-name="P6">Change/Update Salary Components</text:p>
      <text:p text:style-name="P7">View Payslips</text:p>
      <text:p text:style-name="P6">Generate Employee Payslip</text:p>
      <text:p text:style-name="P6">Generate Bank Payslip</text:p>
      <text:p text:style-name="P6">View leave records</text:p>
      <text:p text:style-name="P6">View loan records</text:p>
      <text:p text:style-name="P6">Logout</text:p>
      <text:p text:style-name="P6"/>
      <text:p text:style-name="P6"/>
      <text:p text:style-name="P3"/>
      <text:p text:style-name="P1"><text:span text:style-name="T8">5. Lessons Learnt</text:span></text:p>
      <text:p text:style-name="P1"><text:span text:style-name="T17"> </text:span><text:span text:style-name="T13">During the project timeline the team was able to understand the importance of human</text:span></text:p>
      <text:p text:style-name="P1"><text:span text:style-name="T13">resources and how different it is from managing other hardware and software</text:span></text:p>
      <text:p text:style-name="P1"><text:span text:style-name="T13">resources.</text:span></text:p>
      <text:p text:style-name="P1"><text:span text:style-name="T13"/></text:p>
      <text:p text:style-name="P1"><text:span text:style-name="T17"> </text:span><text:span text:style-name="T13">The team also learnt how to plan accordingly to the project scope as we learnt that the</text:span></text:p>
      <text:p text:style-name="P1"><text:span text:style-name="T13">two features we planned to implement could not be completed due to time constrain.</text:span></text:p>
      <text:p text:style-name="P1"><text:span text:style-name="T13"/></text:p>
      <text:p text:style-name="P1"><text:span text:style-name="T17"> </text:span><text:span text:style-name="T13">The team got a good experience of dealing with development changes in real world as</text:span></text:p>
      <text:p text:style-name="P1"><text:span text:style-name="T13">all of us were unaware of how are real clients dealt with.</text:span></text:p>
      <text:p text:style-name="P1"><text:span text:style-name="T13"/></text:p>
      <text:p text:style-name="P1"><text:soft-page-break/><text:span text:style-name="T17"> </text:span><text:span text:style-name="T13">Each error should be given enough care and should not be left for the future as it may</text:span></text:p>
      <text:p text:style-name="P1"><text:span text:style-name="T13">affect other phases and modules considerably. Errors should be checked as soon as</text:span></text:p>
      <text:p text:style-name="P1"><text:span text:style-name="T13">found. System and related documents should be reviewed and checked as soon as</text:span></text:p>
      <text:p text:style-name="P1"><text:span text:style-name="T13">possible to avoid adverse conditions.</text:span></text:p>
      <text:p text:style-name="P1"><text:span text:style-name="T13"/></text:p>
      <text:p text:style-name="P1"><text:span text:style-name="T17"> </text:span><text:span text:style-name="T13">Our team almost came to a point where we were going to lose all our data and work</text:span></text:p>
      <text:p text:style-name="P1"><text:span text:style-name="T13">products in the last phase but as we had few back up and configuration management</text:span></text:p>
      <text:p text:style-name="P1"><text:span text:style-name="T13">plans we could avoid the disaster. Always keep repositories where all work products</text:span></text:p>
      <text:p text:style-name="P1"><text:span text:style-name="T13">can be saved. Identify all risks very carefully and plan accordingly.</text:span></text:p>
      <text:p text:style-name="P1"><text:span text:style-name="T13"/></text:p>
      <text:p text:style-name="P1"><text:span text:style-name="T17"> </text:span><text:span text:style-name="T13">High quality documentations helps team in phases of coding, designing and</text:span></text:p>
      <text:p text:style-name="P1"><text:span text:style-name="T13">integration. So unlike the common perception of documentation being a waste of time</text:span></text:p>
      <text:p text:style-name="P1"><text:span text:style-name="T13">in disguise, the group found documentation to be of substantial significance. We had</text:span></text:p>
      <text:p text:style-name="P1"><text:span text:style-name="T13">to keep referring the documents in almost every phase of the system development.</text:span></text:p>
      <text:p text:style-name="P1"><text:span text:style-name="T13">Our SRS has been the most useful in all documents which helped us tracking user</text:span></text:p>
      <text:p text:style-name="P1"><text:span text:style-name="T13">requirements.</text:span></text:p>
      <text:p text:style-name="P1"><text:span text:style-name="T13"/></text:p>
      <text:p text:style-name="P1"><text:span text:style-name="T8">6. Work Products and Member Involvement</text:span></text:p>
      <text:p text:style-name="P1"><text:span text:style-name="T8"/></text:p>
      <text:p text:style-name="P1"><text:span text:style-name="T9">7</text:span><text:span text:style-name="T8">. Conclusion</text:span></text:p>
      <text:p text:style-name="P1"><text:span text:style-name="T13">On the whole, it can be said that more than planning, designing and implementing, it is about</text:span></text:p>
      <text:p text:style-name="P1"><text:span text:style-name="T13">working harmoniously in sync with other team members. If each member does his part properly,</text:span></text:p>
      <text:p text:style-name="P1"><text:span text:style-name="T13">there is no space left for mistakes and even if there are, they can be corrected in a calm manner</text:span></text:p>
      <text:p text:style-name="P1"><text:span text:style-name="T13">and not by heated arguments. With good understanding, few conflicts and difference in opinions,</text:span></text:p>
      <text:p text:style-name="P1"><text:span text:style-name="T13">lot of learning, the group was able to develop a reasonably high-quality product in a timely and</text:span></text:p>
      <text:p text:style-name="P1"><text:span text:style-name="T13">cost-effective manner whatever we could deliver. As a team we are very much thankful to each</text:span></text:p>
      <text:p text:style-name="P1"><text:span text:style-name="T13">other for supporting as well this course and our course instructor to impart the knowledge and</text:span></text:p>
      <text:p text:style-name="P1"><text:span text:style-name="T13">importance of Software Engineering Principles and to give us this precious experience of</text:span></text:p>
      <text:p text:style-name="P1"><text:span text:style-name="T13">working together on a project which could always be cherished in our lives. This was a really</text:span></text:p>
      <text:p text:style-name="P1"><text:span text:style-name="T13">nice experience for our lif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3:53:43.682000000</meta:creation-date>
    <dc:date>2015-11-16T05:34:22.077000000</dc:date>
    <meta:editing-duration>PT8M45S</meta:editing-duration>
    <meta:editing-cycles>1</meta:editing-cycles>
    <meta:document-statistic meta:table-count="1" meta:image-count="0" meta:object-count="0" meta:page-count="5" meta:paragraph-count="131" meta:word-count="829" meta:character-count="5147" meta:non-whitespace-character-count="4446"/>
    <meta:generator>LibreOffice/4.3.1.2$Windows_x86 LibreOffice_project/958349dc3b25111dbca392fbc281a05559ef6848</meta:generator>
  </office:meta>
</office:document-meta>
</file>